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02e8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paragraph-rsid="001802e8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2d67f7" officeooo:paragraph-rsid="002d8bd0" style:font-weight-asian="bold" style:font-weight-complex="bold"/>
    </style:style>
    <style:style style:name="P4" style:family="paragraph" style:parent-style-name="Text_20_body">
      <style:text-properties style:text-underline-style="none" fo:font-weight="normal" officeooo:paragraph-rsid="001802e8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paragraph-rsid="002ca457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paragraph-rsid="002d67f7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2d67f7" officeooo:paragraph-rsid="002d67f7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2d67f7" officeooo:paragraph-rsid="002d8bd0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2d67f7" officeooo:paragraph-rsid="002eb74f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2d67f7" officeooo:paragraph-rsid="002f695c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2d67f7" officeooo:paragraph-rsid="003154ab" style:font-weight-asian="normal" style:font-weight-complex="normal"/>
    </style:style>
    <style:style style:name="P12" style:family="paragraph" style:parent-style-name="Text_20_body">
      <style:text-properties fo:font-size="12pt" style:text-underline-style="none" style:font-size-asian="10.5pt" style:font-size-complex="12pt"/>
    </style:style>
    <style:style style:name="P13" style:family="paragraph" style:parent-style-name="Title"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fo:font-variant="normal" fo:text-transform="none" fo:color="#222222" style:font-name="arial" fo:font-size="12pt" fo:letter-spacing="normal" fo:font-style="normal"/>
    </style:style>
    <style:style style:name="T2" style:family="text">
      <style:text-properties fo:font-variant="normal" fo:text-transform="none" fo:color="#222222" style:font-name="arial" fo:font-size="12pt" fo:letter-spacing="normal" fo:font-style="normal" style:text-underline-style="none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style:text-underline-style="none" fo:font-weight="bold" style:font-weight-asian="bold" style:font-weight-complex="bold"/>
    </style:style>
    <style:style style:name="T4" style:family="text">
      <style:text-properties fo:font-variant="normal" fo:text-transform="none" fo:color="#222222" style:font-name="arial" fo:font-size="12pt" fo:letter-spacing="normal" fo:font-style="normal" style:text-underline-style="none" fo:font-weight="normal"/>
    </style:style>
    <style:style style:name="T5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29f5be"/>
    </style:style>
    <style:style style:name="T6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b2155" style:font-weight-asian="bold" style:font-weight-complex="bold"/>
    </style:style>
    <style:style style:name="T7" style:family="text">
      <style:text-properties fo:font-variant="normal" fo:text-transform="none" fo:color="#222222" style:font-name="arial" fo:font-size="12pt" fo:letter-spacing="normal" fo:font-style="normal" officeooo:rsid="002b2155"/>
    </style:style>
    <style:style style:name="T8" style:family="text">
      <style:text-properties fo:font-variant="normal" fo:text-transform="none" fo:color="#222222" style:font-name="arial" fo:font-size="12pt" fo:letter-spacing="normal" fo:font-style="normal" officeooo:rsid="002c92b9"/>
    </style:style>
    <style:style style:name="T9" style:family="text">
      <style:text-properties fo:font-variant="normal" fo:text-transform="none" fo:color="#222222" style:font-name="arial" fo:font-size="12pt" fo:letter-spacing="normal" fo:font-style="normal" officeooo:rsid="002ca457"/>
    </style:style>
    <style:style style:name="T10" style:family="text">
      <style:text-properties fo:font-variant="normal" fo:text-transform="none" fo:color="#222222" style:font-name="arial" fo:font-size="12pt" fo:letter-spacing="normal" fo:font-style="normal" officeooo:rsid="002eb74f"/>
    </style:style>
    <style:style style:name="T11" style:family="text">
      <style:text-properties fo:font-variant="normal" fo:text-transform="none" fo:color="#222222" style:font-name="arial" fo:font-size="12pt" fo:letter-spacing="normal" fo:font-style="normal" style:font-size-asian="10.5pt" style:font-size-complex="12pt"/>
    </style:style>
    <style:style style:name="T12" style:family="text">
      <style:text-properties fo:font-variant="normal" fo:text-transform="none" fo:color="#222222" style:font-name="arial" fo:font-size="12pt" fo:letter-spacing="normal" fo:font-style="normal" officeooo:rsid="002eb74f" style:font-size-asian="10.5pt" style:font-size-complex="12pt"/>
    </style:style>
    <style:style style:name="T13" style:family="text">
      <style:text-properties fo:font-variant="normal" fo:text-transform="none" fo:color="#222222" style:font-name="arial" fo:font-size="12pt" fo:letter-spacing="normal" fo:font-style="normal" officeooo:rsid="003154ab"/>
    </style:style>
    <style:style style:name="T14" style:family="text">
      <style:text-properties fo:font-variant="normal" fo:text-transform="none" fo:color="#222222" style:font-name="arial" fo:letter-spacing="normal" fo:font-style="normal" fo:font-weight="bold"/>
    </style:style>
    <style:style style:name="T15" style:family="text">
      <style:text-properties fo:font-variant="normal" fo:text-transform="none" fo:color="#222222" style:font-name="arial" fo:letter-spacing="normal" fo:font-style="normal" fo:font-weight="bold" officeooo:rsid="002ca457"/>
    </style:style>
    <style:style style:name="T16" style:family="text">
      <style:text-properties fo:font-variant="normal" fo:text-transform="none" fo:color="#222222" style:font-name="arial" fo:letter-spacing="normal" fo:font-style="normal" fo:font-weight="normal"/>
    </style:style>
    <style:style style:name="T17" style:family="text">
      <style:text-properties fo:font-variant="normal" fo:text-transform="none" fo:color="#222222" style:font-name="arial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222222" style:font-name="arial" fo:letter-spacing="normal" fo:font-style="normal" fo:font-weight="normal" officeooo:rsid="002b2155" style:font-weight-asian="normal" style:font-weight-complex="normal"/>
    </style:style>
    <style:style style:name="T19" style:family="text">
      <style:text-properties fo:font-variant="normal" fo:text-transform="none" fo:color="#222222" style:font-name="arial" fo:letter-spacing="normal" fo:font-style="normal" fo:font-weight="normal" officeooo:rsid="002d67f7" style:font-weight-asian="normal" style:font-weight-complex="normal"/>
    </style:style>
    <style:style style:name="T20" style:family="text">
      <style:text-properties fo:font-variant="normal" fo:text-transform="none" fo:color="#222222" style:font-name="arial" fo:letter-spacing="normal" fo:font-style="normal" fo:font-weight="normal" officeooo:rsid="00320b1c" style:font-weight-asian="normal" style:font-weight-complex="normal"/>
    </style:style>
    <style:style style:name="T21" style:family="text">
      <style:text-properties fo:font-variant="normal" fo:text-transform="none" fo:color="#222222" style:font-name="arial" fo:letter-spacing="normal" fo:font-style="normal" officeooo:rsid="002b2155"/>
    </style:style>
    <style:style style:name="T22" style:family="text">
      <style:text-properties fo:font-variant="normal" fo:text-transform="none" fo:color="#222222" style:font-name="arial" fo:letter-spacing="normal" fo:font-style="normal" officeooo:rsid="00320b1c"/>
    </style:style>
    <style:style style:name="T23" style:family="text">
      <style:text-properties officeooo:rsid="0028d7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<text:span text:style-name="T23">2</text:span>. <text:span text:style-name="T23">Distributed Systems</text:span></text:p>
      <text:p text:style-name="P12"><text:span text:style-name="T17">Throughput</text:span><text:span text:style-name="T14"> </text:span><text:span text:style-name="T15">= </text:span><text:span text:style-name="T16">is the amount of work completed in a unit of time <text:s text:c="61"/></text:span><text:span text:style-name="T18">N</text:span><text:span text:style-name="T19">FS = Network File System <text:s text:c="99"/></text:span><text:span text:style-name="T20">DFS = </text:span><text:span text:style-name="T19">Distributed file syste</text:span><text:span text:style-name="T20">m <text:s text:c="114"/>FTP = </text:span><text:span text:style-name="T18">File Transfer Protoco </text:span></text:p>
      <text:p text:style-name="P1"><text:span text:style-name="T4">- A </text:span><text:span text:style-name="T3">distributed operating system</text:span><text:span text:style-name="T4"> is a collection of independent, networked, communicating, and physically separate computational nodes.</text:span></text:p>
      <text:p text:style-name="P1"><text:span text:style-name="T4">- A </text:span><text:span text:style-name="T2">distributed system </text:span><text:span text:style-name="T4">is a network that consists of autonomous computers that are connected using a distribution middleware. They help in sharing different resources and capabilities to provide users with a single and integrated coherent network.</text:span></text:p>
      <text:p text:style-name="P1"><text:span text:style-name="T4">Each individual node holds a specific subset:</text:span></text:p>
      <text:p text:style-name="P1"><text:span text:style-name="T4"><text:tab/>- microkernel: ubiquitous minimal kernel that directly controls</text:span></text:p>
      <text:p text:style-name="P1"><text:span text:style-name="T4"><text:tab/>that node’s hardware</text:span></text:p>
      <text:p text:style-name="P1"><text:span text:style-name="T4"><text:tab/>- management: higher-level collection of syste</text:span><text:span text:style-name="T5">m </text:span><text:span text:style-name="T4">management components that <text:tab/>coordinate the node's individual and collaborative activities</text:span></text:p>
      <text:p text:style-name="P2"><text:span text:style-name="T1">Reasons for distributed systems:</text:span></text:p>
      <text:p text:style-name="P4"><text:span text:style-name="T1">- Resource sharing </text:span><text:span text:style-name="T7">e.g (Sharing and printing files at remote sites, </text:span><text:span text:style-name="T8">Cost of setting multiple</text:span><text:span text:style-name="T7">)</text:span></text:p>
      <text:p text:style-name="P4"><text:span text:style-name="T7">- Computation speedup – load sharing or job migration</text:span></text:p>
      <text:p text:style-name="P4"><text:span text:style-name="T7">- Reliability</text:span></text:p>
      <text:p text:style-name="P4"><text:span text:style-name="T7">- Communication – message passing</text:span></text:p>
      <text:p text:style-name="P2"><text:span text:style-name="T7">Types of Distributed Operating Systems:</text:span></text:p>
      <text:p text:style-name="P5"><text:span text:style-name="T7">- Network Operating Systems </text:span><text:span text:style-name="T9">(Physical (topology))</text:span></text:p>
      <text:p text:style-name="P5"><text:span text:style-name="T7">- Distributed Operating Systems </text:span><text:span text:style-name="T9">(hide the details)</text:span></text:p>
      <text:p text:style-name="P6"><text:span text:style-name="T7"><text:s/></text:span><text:span text:style-name="T6">Network Operating Systems:</text:span></text:p>
      <text:p text:style-name="P6"><text:span text:style-name="T7">- File Transfer Protocol (FTP) mechanism </text:span><text:span text:style-name="T10">are used</text:span></text:p>
      <text:p text:style-name="P6"><text:span text:style-name="T10">- Remote desktops.</text:span></text:p>
      <text:p text:style-name="P9"><text:span text:style-name="T7">- </text:span><text:span text:style-name="T11">Network File System </text:span><text:span text:style-name="T12">e.g (uni lab machines, data stored on a central disk)</text:span><text:span text:style-name="T1"> </text:span></text:p>
      <text:p text:style-name="P8"><text:span text:style-name="T7"><text:s/></text:span><text:span text:style-name="T6">Distributed Operating Systems:</text:span></text:p>
      <text:p text:style-name="P7"><text:span text:style-name="T1">- Data Migration – transfer data by transferring entire file, or transferring only those portions of the file necessary for the immediate task</text:span></text:p>
      <text:p text:style-name="P10"><text:span text:style-name="T1">- Computation Migration – transfer the computation, rather than the data, across the system</text:span></text:p>
      <text:p text:style-name="P10"><text:span text:style-name="T1">- Process Migration – execute an entire process, or parts of it, at different sites</text:span></text:p>
      <text:p text:style-name="P8"><text:span text:style-name="T1">- Load balancing – distribute processes across network to even the workload</text:span></text:p>
      <text:p text:style-name="P8"><text:soft-page-break/><text:span text:style-name="T1">- Computation speedup – subprocesses can run concurrently on different sites</text:span></text:p>
      <text:p text:style-name="P8"><text:span text:style-name="T1">- Hardware preference – process execution may require specialised processor</text:span></text:p>
      <text:p text:style-name="P8"><text:span text:style-name="T1">- Software preference – required software may be available at only a particular site</text:span></text:p>
      <text:p text:style-name="P8"><text:span text:style-name="T1">- Data access – run process remotely, rather than transfer all data locally</text:span></text:p>
      <text:p text:style-name="P3"><text:span text:style-name="T1">Design Issues:</text:span></text:p>
      <text:p text:style-name="P8"><text:span text:style-name="T1">- Transparency – the distributed system should appea</text:span><text:span text:style-name="T13">r </text:span><text:span text:style-name="T1">as a conventional, centralised system to the user</text:span></text:p>
      <text:p text:style-name="P11"><text:span text:style-name="T1">- Fault tolerance – the distributed system should continue to function in the face of failure</text:span></text:p>
      <text:p text:style-name="P11"><text:span text:style-name="T1">- Scalability – as demands increase, the system should easily accept the addition of new resources to accommodate the increased demand</text:span></text:p>
      <text:p text:style-name="P11"><text:span text:style-name="T1">- Clusters – a collection of semi-autonomous machines that acts as a single syst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07:52:20.806327097</dc:date>
    <meta:editing-duration>PT1H22M36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2" meta:paragraph-count="34" meta:word-count="370" meta:character-count="2784" meta:non-whitespace-character-count="2152"/>
  </office:meta>
</office:document-meta>
</file>